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3B652CAF12E2B9D1E9C.png" manifest:media-type="image/png"/>
  <manifest:file-entry manifest:full-path="Pictures/1000020100000780000003B6475C5E3CC083770B.png" manifest:media-type="image/png"/>
  <manifest:file-entry manifest:full-path="Pictures/1000020100000780000003B6A4B48B3C7797684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9.001cm" svg:height="9.4cm" draw:z-index="0"><draw:image xlink:href="Pictures/1000020100000780000003B6475C5E3CC083770B.png" xlink:type="simple" xlink:show="embed" xlink:actuate="onLoad" loext:mime-type="image/x-vclgraphic"/></draw:frame></text:p>
      <text:p text:style-name="Standard"/>
      <text:p text:style-name="Standard"><draw:frame draw:style-name="fr2" draw:name="Image2" text:anchor-type="paragraph" svg:width="17cm" svg:height="8.41cm" draw:z-index="1"><draw:image xlink:href="Pictures/1000020100000780000003B6A4B48B3C77976844.png" xlink:type="simple" xlink:show="embed" xlink:actuate="onLoad" loext:mime-type="image/x-vclgraphic"/></draw:frame></text:p>
      <text:p text:style-name="Standard"><draw:frame draw:style-name="fr2" draw:name="Image3" text:anchor-type="paragraph" svg:width="17cm" svg:height="8.41cm" draw:z-index="2"><draw:image xlink:href="Pictures/1000020100000780000003B652CAF12E2B9D1E9C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4:14:13.193474913</meta:creation-date>
    <dc:date>2019-03-15T14:20:20.191228866</dc:date>
    <meta:editing-duration>PT6M8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6.0.6.2$Linux_X86_64 LibreOffice_project/00m0$Build-2</meta:generator>
  </office:meta>
</office:document-meta>
</file>